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C000001B003D491902F2673D2.png" manifest:media-type="image/png"/>
  <manifest:file-entry manifest:full-path="Pictures/10000000000003BB00000247DFE84C1374AAEDAB.png" manifest:media-type="image/png"/>
  <manifest:file-entry manifest:full-path="Pictures/10000000000000C1000000B711AECED517392A77.png" manifest:media-type="image/png"/>
  <manifest:file-entry manifest:full-path="Pictures/10000000000002A3000000425A19207CC6CD8456.png" manifest:media-type="image/png"/>
  <manifest:file-entry manifest:full-path="Pictures/10000000000001BA0000008A93187EC1E25D26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952cm"/>
      <style:paragraph-properties style:writing-mode="lr-tb"/>
    </style:style>
    <style:style style:name="gr3" style:family="graphic" style:parent-style-name="objectwithoutfill">
      <style:graphic-properties svg:stroke-width="0.3cm" svg:stroke-color="#ff0000" draw:marker-start-width="0.65cm" draw:marker-end="Pontas_20_das_20_setas_20_1" draw:marker-end-width="0.7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0pt" fo:font-weight="bold" style:font-size-asian="120pt" style:font-weight-asian="bold" style:font-size-complex="120pt" style:font-weight-complex="bold"/>
    </style:style>
    <style:style style:name="T2" style:family="text">
      <style:text-properties fo:color="#355269" loext:opacity="100%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0.052cm" svg:height="11.428cm" svg:x="18.648cm" svg:y="8.322cm">
            <draw:image xlink:href="Pictures/100000000000017C000001B003D491902F2673D2.png" xlink:type="simple" xlink:show="embed" xlink:actuate="onLoad" draw:mime-type="image/png">
              <text:p/>
            </draw:image>
          </draw:frame>
          <draw:frame draw:style-name="gr1" draw:text-style-name="P1" draw:layer="layout" svg:width="3cm" svg:height="2.845cm" svg:x="21.798cm" svg:y="13.827cm">
            <draw:image xlink:href="Pictures/10000000000000C1000000B711AECED517392A77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9.5cm" svg:height="6.086cm" svg:x="2.25cm" svg:y="2cm">
          <draw:image xlink:href="Pictures/10000000000001BA0000008A93187EC1E25D26D5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g>
          <draw:frame draw:style-name="gr1" draw:text-style-name="P1" draw:layer="layout" svg:width="9.2cm" svg:height="11.178cm" svg:x="19.5cm" svg:y="1.072cm">
            <draw:image xlink:href="Pictures/100000000000017C000001B003D491902F2673D2.png" xlink:type="simple" xlink:show="embed" xlink:actuate="onLoad" draw:mime-type="image/png">
              <text:p/>
            </draw:image>
          </draw:frame>
          <draw:frame draw:style-name="gr1" draw:text-style-name="P1" draw:layer="layout" svg:width="2.746cm" svg:height="2.782cm" svg:x="22.383cm" svg:y="6.457cm">
            <draw:image xlink:href="Pictures/10000000000000C1000000B711AECED517392A77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9.5cm" svg:height="6.086cm" svg:x="1.05cm" svg:y="1cm">
          <draw:image xlink:href="Pictures/10000000000001BA0000008A93187EC1E25D26D5.png" xlink:type="simple" xlink:show="embed" xlink:actuate="onLoad" draw:mime-type="image/png">
            <text:p/>
          </draw:image>
        </draw:frame>
        <draw:frame draw:style-name="gr2" draw:text-style-name="P2" draw:layer="layout" svg:width="27.25cm" svg:height="14.202cm" svg:x="1cm" svg:y="7cm">
          <draw:text-box>
            <text:p><text:span text:style-name="T1">Aula 01</text:span></text:p>
            <text:p/>
            <text:p><text:span text:style-name="T2">Baixando e</text:span></text:p>
            <text:p><text:span text:style-name="T2">Instalando o Kubuntu</text:span></text:p>
          </draw:text-box>
        </draw:frame>
      </draw:page>
      <draw:page draw:name="page3" draw:style-name="dp1" draw:master-page-name="Padrão">
        <draw:frame draw:style-name="gr1" draw:text-style-name="P1" draw:layer="layout" svg:width="25.267cm" svg:height="15.424cm" svg:x="1.233cm" svg:y="1.076cm">
          <draw:image xlink:href="Pictures/10000000000003BB00000247DFE84C1374AAEDAB.png" xlink:type="simple" xlink:show="embed" xlink:actuate="onLoad" draw:mime-type="image/png">
            <text:p/>
          </draw:image>
        </draw:frame>
        <draw:frame draw:style-name="gr1" draw:text-style-name="P1" draw:layer="layout" svg:width="17.856cm" svg:height="1.745cm" svg:x="5.971cm" svg:y="18.347cm">
          <draw:image xlink:href="Pictures/10000000000002A3000000425A19207CC6CD8456.png" xlink:type="simple" xlink:show="embed" xlink:actuate="onLoad" draw:mime-type="image/png">
            <text:p/>
          </draw:image>
        </draw:frame>
        <draw:line draw:style-name="gr3" draw:text-style-name="P3" draw:layer="layout" svg:x1="5.25cm" svg:y1="2cm" svg:x2="11.25cm" svg:y2="18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21:42:26.580000000</meta:creation-date>
    <dc:date>2023-03-12T22:54:58.024000000</dc:date>
    <meta:editing-duration>PT1H2M21S</meta:editing-duration>
    <meta:editing-cycles>4</meta:editing-cycles>
    <meta:generator>LibreOffice/7.3.2.2$Windows_X86_64 LibreOffice_project/49f2b1bff42cfccbd8f788c8dc32c1c309559be0</meta:generator>
    <meta:document-statistic meta:object-count="12"/>
  </office:meta>
</office:document-meta>
</file>